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3" style:family="text">
      <style:text-properties fo:color="#974806" loext:opacity="100%" fo:font-size="14pt" style:font-size-asian="14pt" style:font-size-complex="14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17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18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19" style:family="text">
      <style:text-properties fo:font-variant="normal" fo:text-transform="none" fo:color="#97480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ne web consente la gestione di richieste di preventivi per prodotti </text:span><text:span text:style-name="T1">personalizzati.</text:span></text:p>
            <text:p text:style-name="P1"><text:span text:style-name="T1">L’applicazione supporta registrazione e login di clienti e impiegati mediante una pagina</text:span></text:p>
            <text:p text:style-name="P1"><text:span text:style-name="T1">pubblica con opportune form. La registrazione controlla l’unicità dello username. Un</text:span></text:p>
            <text:p text:style-name="P1"><text:span text:style-name="T1">preventivo è associato a un prodotto, al cliente che l’ha richiesto e all’impiegato che l’ha</text:span></text:p>
            <text:p text:style-name="P1"><text:span text:style-name="T1">gestito. Il preventivo comprende una o più opzioni per il prodotto a cui è associato, che </text:span><text:span text:style-name="T1">devono</text:span></text:p>
            <text:p text:style-name="P1"><text:span text:style-name="T1">essere tra quelle disponibili per il prodotto. Un prodotto ha un codice, un’immagine e un </text:span><text:span text:style-name="T1">nome.</text:span></text:p>
            <text:p text:style-name="P1"><text:span text:style-name="T1">Un’opzione ha un codice, un tipo (“normale”, “in offerta”) e un nome. Un preventivo ha un</text:span></text:p>
            <text:p text:style-name="P1"><text:span text:style-name="T1">prezzo, definito dall’impiegato. Quando l’utente (cliente o impiegato) accede </text:span><text:span text:style-name="T1">all’applicazione,</text:span></text:p>
            <text:p text:style-name="P1"><text:span text:style-name="T1">appare una LOGIN PAGE, mediante la quale l’utente si autentica con username e </text:span><text:span text:style-name="T1">password.</text:span></text:p>
            <text:p text:style-name="P1"><text:span text:style-name="T1">Quando un cliente fa login, accede a una pagina HOME PAGE CLIENTE che contiene una</text:span></text:p>
            <text:p text:style-name="P1"><text:span text:style-name="T1">form per creare un preventivo e l’elenco dei preventivi creati dal cliente. Selezionando uno </text:span><text:span text:style-name="T1">dei</text:span></text:p>
            <text:p text:style-name="P1"><text:span text:style-name="T1">preventivi il cliente ne visualizza i dettagli. Mediante la form di creazione di un preventivo</text:span></text:p>
            <text:p text:style-name="P1"><text:span text:style-name="T1">l’utente per prima cosa sceglie il prodotto; scelto il prodotto, la form mostra le opzioni di quel</text:span></text:p>
            <text:p text:style-name="P1"><text:span text:style-name="T1">prodotto. </text:span><text:span text:style-name="T2">L’utente sceglie le opzioni (almeno una)</text:span><text:span text:style-name="T1"> e conferma l’invio del preventivo </text:span><text:span text:style-name="T1">mediante</text:span></text:p>
            <text:p text:style-name="P1"><text:span text:style-name="T1">il bottone INVIA PREVENTIVO. Quando un impiegato effettua il login, accede a una pagina</text:span></text:p>
            <text:p text:style-name="P1"><text:span text:style-name="T1">HOME PAGE IMPIEGATO che contiene l’elenco dei preventivi gestiti da lui in precedenza e</text:span></text:p>
            <text:p text:style-name="P1"><text:span text:style-name="T1">quello dei preventivi non ancora associati a nessun impiegato. Quando l’impiegato </text:span><text:span text:style-name="T1">seleziona</text:span></text:p>
            <text:p text:style-name="P1"><text:span text:style-name="T1">un elemento dall’elenco dei preventivi non ancora associati a nessuno, compare una </text:span><text:span text:style-name="T1">pagina</text:span></text:p>
            <text:p text:style-name="P1"><text:span text:style-name="T1">PREZZA PREVENTIVO che mostra i dati del cliente (username) e del preventivo e una form</text:span></text:p>
            <text:p text:style-name="P1"><text:span text:style-name="T1">per inserire il prezzo del preventivo. Quando l’impiegato inserisce il prezzo e invia i dati con </text:span><text:span text:style-name="T1">il</text:span></text:p>
            <text:p text:style-name="P1"><text:span text:style-name="T1">bottone INVIA PREZZO, compare di nuovo la pagina HOME PAGE IMPIEGATO con gli</text:span></text:p>
            <text:p text:style-name="P1"><text:span text:style-name="T1">elenchi dei preventivi aggiornati. Il prezzo definito dall’impiegato risulta visibile al cliente</text:span></text:p>
            <text:p text:style-name="P1"><text:span text:style-name="T1">quando questi accede all’elenco dei propri preventivi e visualizza i dettagli del preventivo. </text:span><text:span text:style-name="T1">La</text:span></text:p>
            <text:p text:style-name="P1"><text:span text:style-name="T1">pagina PREZZA PREVENTIVO contiene anche un collegamento per tornare alla HOME</text:span></text:p>
            <text:p text:style-name="P1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Gestione 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ne</text:span><text:span text:style-name="T5"> </text:span><text:span text:style-name="T1">web consente la gestione di richieste di preventivi per prodotti </text:span><text:span text:style-name="T1">personalizzati.</text:span></text:p>
            <text:p text:style-name="P6"><text:span text:style-name="T1">L’applicazione supporta registrazione e login di </text:span><text:span text:style-name="T4">clienti e impiegati</text:span><text:span text:style-name="T1"> mediante una pagina</text:span></text:p>
            <text:p text:style-name="P6"><text:span text:style-name="T1">pubblica con opportune form. La registrazione controlla l’unicità dello </text:span><text:span text:style-name="T4">username</text:span><text:span text:style-name="T1">. </text:span><text:span text:style-name="T6">Un</text:span></text:p>
            <text:p text:style-name="P6"><text:span text:style-name="T6">preventivo è associato a un prodotto, al cliente che l’ha richiesto e all’impiegato che l’ha</text:span></text:p>
            <text:p text:style-name="P6"><text:span text:style-name="T6">gestito</text:span><text:span text:style-name="T1">. </text:span><text:span text:style-name="T6">Il preventivo comprende una o più opzioni per il prodotto a cui è associato</text:span><text:span text:style-name="T1">, che </text:span><text:span text:style-name="T1">devono</text:span></text:p>
            <text:p text:style-name="P6"><text:span text:style-name="T1">essere tra quelle disponibili per il prodotto. Un </text:span><text:span text:style-name="T7">prodotto</text:span><text:span text:style-name="T1"> ha </text:span><text:span text:style-name="T8">un codice, un’immagine e un </text:span><text:span text:style-name="T8">nome</text:span><text:span text:style-name="T1">.</text:span></text:p>
            <text:p text:style-name="P6"><text:span text:style-name="T1">Un’</text:span><text:span text:style-name="T7">opzione</text:span><text:span text:style-name="T1"> ha </text:span><text:span text:style-name="T8">un codice, un tipo (“normale”, “in offerta”) e un nome</text:span><text:span text:style-name="T1">. Un </text:span><text:span text:style-name="T7">preventivo</text:span><text:span text:style-name="T1"> </text:span><text:span text:style-name="T4">ha</text:span><text:span text:style-name="T8"> un</text:span></text:p>
            <text:p text:style-name="P6"><text:span text:style-name="T8">prezzo</text:span><text:span text:style-name="T4">, definito dall’impiegato.</text:span><text:span text:style-name="T1"> Quando l’</text:span><text:span text:style-name="T7">utente (cliente o impiegato)</text:span><text:span text:style-name="T1"> accede </text:span><text:span text:style-name="T1">all’applicazione,</text:span></text:p>
            <text:p text:style-name="P6"><text:span text:style-name="T1">appare una LOGIN PAGE, mediante la quale l’utente si autentica con </text:span><text:span text:style-name="T8">username e </text:span><text:span text:style-name="T8">password</text:span><text:span text:style-name="T1">.</text:span></text:p>
            <text:p text:style-name="P6"><text:span text:style-name="T1">Quando un cliente fa login, accede a una pagina HOME PAGE CLIENTE che contiene una</text:span></text:p>
            <text:p text:style-name="P6"><text:span text:style-name="T1">form per creare un preventivo e l’elenco dei preventivi creati dal cliente. Selezionando uno </text:span><text:span text:style-name="T1">dei</text:span></text:p>
            <text:p text:style-name="P6"><text:span text:style-name="T1">preventivi il cliente ne visualizza i dettagli. Mediante la form di creazione di un preventivo</text:span></text:p>
            <text:p text:style-name="P6"><text:span text:style-name="T1">l’utente per prima cosa sceglie il prodotto; scelto il prodotto, la form mostra le opzioni di quel</text:span></text:p>
            <text:p text:style-name="P6"><text:span text:style-name="T1">prodotto. L’utente sceglie le opzioni (almeno una) e conferma l’invio del preventivo mediante</text:span></text:p>
            <text:p text:style-name="P6"><text:span text:style-name="T1">il bottone INVIA PREVENTIVO. Quando un impiegato effettua il login, accede a una pagina</text:span></text:p>
            <text:p text:style-name="P6"><text:span text:style-name="T1">HOME PAGE IMPIEGATO che contiene l’elenco dei preventivi gestiti da lui in precedenza e</text:span></text:p>
            <text:p text:style-name="P6"><text:span text:style-name="T1">quello dei preventivi non ancora associati a nessun impiegato. Quando l’impiegato </text:span><text:span text:style-name="T1">seleziona</text:span></text:p>
            <text:p text:style-name="P6"><text:span text:style-name="T1">un elemento dall’elenco dei preventivi non ancora associati a nessuno, compare una </text:span><text:span text:style-name="T1">pagina</text:span></text:p>
            <text:p text:style-name="P6"><text:span text:style-name="T1">PREZZA PREVENTIVO che mostra i dati del cliente (username) e del preventivo e una form</text:span></text:p>
            <text:p text:style-name="P6"><text:span text:style-name="T1">per inserire il prezzo del preventivo. Quando l’impiegato inserisce il prezzo e invia i dati con </text:span><text:span text:style-name="T1">il</text:span></text:p>
            <text:p text:style-name="P6"><text:span text:style-name="T1">bottone INVIA PREZZO, compare di nuovo la pagina HOME PAGE IMPIEGATO con gli</text:span></text:p>
            <text:p text:style-name="P6"><text:span text:style-name="T1">elenchi dei preventivi aggiornati. Il prezzo definito dall’impiegato risulta visibile al cliente</text:span></text:p>
            <text:p text:style-name="P6"><text:span text:style-name="T1">quando questi accede all’elenco dei propri preventivi e visualizza i dettagli del preventivo. </text:span><text:span text:style-name="T1">La</text:span></text:p>
            <text:p text:style-name="P6"><text:span text:style-name="T1">pagina PREZZA PREVENTIVO contiene anche un collegamento per tornare alla HOME</text:span></text:p>
            <text:p text:style-name="P6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0" draw:layer="layout" svg:width="15.24cm" svg:height="0.962cm" svg:x="8.255cm" svg:y="1.27cm">
          <draw:text-box>
            <text:p>Database design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1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</text:span><text:span text:style-name="T4">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</text:span><text:span text:style-name="T4">devono</text:span></text:p>
            <text:p text:style-name="P6"><text:span text:style-name="T4">essere tra quelle disponibili per il prodotto. Un prodotto ha un codice, un’immagine e un </text:span><text:span text:style-name="T4">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</text:span><text:span text:style-name="T4">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</text:span><text:span text:style-name="T4">password.</text:span></text:p>
            <text:p text:style-name="P6"><text:span text:style-name="T4">Quando un cliente fa</text:span><text:span text:style-name="T13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</text:span><text:span text:style-name="T6">dei</text:span></text:p>
            <text:p text:style-name="P6"><text:span text:style-name="T7">preventivi</text:span><text:span text:style-name="T4"> il cliente ne visualizza i </text:span><text:span text:style-name="T7">dettagli</text:span><text:span text:style-name="T4">. Mediante la form di </text:span><text:span text:style-name="T13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</text:span><text:span text:style-name="T4">pagina</text:span></text:p>
            <text:p text:style-name="P6"><text:span text:style-name="T7">PREZZA PREVENTIVO</text:span><text:span text:style-name="T4">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</text:span><text:span text:style-name="T6">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13">Il prezzo definito dall’impiegato risulta visibile al cliente</text:span></text:p>
            <text:p text:style-name="P6"><text:span text:style-name="T4">quando questi accede all’elenco dei propri preventivi e visualizza i dettagli del preventivo. </text:span><text:span text:style-name="T4">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13">logout</text:span><text:span text:style-name="T4"> dell’utente.</text:span></text:p>
          </draw:text-box>
        </draw:frame>
        <draw:frame draw:style-name="gr2" draw:text-style-name="P12" draw:layer="layout" svg:width="20.955cm" svg:height="0.962cm" svg:x="3.523cm" svg:y="0cm">
          <draw:text-box>
            <text:p text:style-name="P3"><text:span text:style-name="T14">Analisi dei requisiti applicativi</text:span></text:p>
          </draw:text-box>
        </draw:frame>
        <draw:frame draw:style-name="gr5" draw:text-style-name="P14" draw:layer="layout" svg:width="4.445cm" svg:height="5.068cm" svg:x="0cm" svg:y="1.27cm">
          <draw:text-box>
            <text:p text:style-name="P13"><text:span text:style-name="T15">Pages(views)</text:span><text:span text:style-name="T16">,</text:span></text:p>
            <text:p text:style-name="P13"><text:span text:style-name="T17">view components</text:span><text:span text:style-name="T16">,</text:span></text:p>
            <text:p text:style-name="P13"><text:span text:style-name="T16"><text:s/></text:span><text:span text:style-name="T18">events</text:span><text:span text:style-name="T16">, </text:span></text:p>
            <text:p text:style-name="P13"><text:span text:style-name="T19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2" draw:layer="layout" svg:width="20.955cm" svg:height="0.962cm" svg:x="3.523cm" svg:y="0cm">
          <draw:text-box>
            <text:p text:style-name="P3"><text:span text:style-name="T14">Completame</text:span><text:span text:style-name="T14">nto delle </text:span><text:span text:style-name="T14">specifiche</text:span></text:p>
          </draw:text-box>
        </draw:frame>
        <draw:frame draw:style-name="gr6" draw:text-style-name="P16" draw:layer="layout" svg:width="17.145cm" svg:height="2.384cm" svg:x="5.428cm" svg:y="1.905cm">
          <draw:text-box>
            <text:list text:style-name="L1">
              <text:list-item>
                <text:p>Pagina di default login</text:p>
              </text:list-item>
              <text:list-item>
                <text:p>Prezzo preventivo maggiore di 0</text:p>
              </text:list-item>
              <text:list-item>
                <text:p>Pagina che consente la registrazione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7-29T11:47:46.837245732</dc:date>
    <meta:editing-duration>PT25M10S</meta:editing-duration>
    <meta:editing-cycles>3</meta:editing-cycles>
    <meta:generator>LibreOffice/7.3.4.2$Linux_X86_64 LibreOffice_project/30$Build-2</meta:generator>
    <meta:document-statistic meta:object-count="42"/>
  </office:meta>
</office:document-meta>
</file>